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130000072328E34A41F21E18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405cm" svg:height="17.015cm" svg:x="0.8cm" svg:y="1.985cm">
          <draw:image xlink:href="Pictures/1000020100000B130000072328E34A41F21E1840.png" xlink:type="simple" xlink:show="embed" xlink:actuate="onLoad" draw:mime-type="image/png">
            <text:p/>
          </draw:image>
        </draw:frame>
        <draw:frame draw:style-name="gr2" draw:text-style-name="P2" draw:layer="layout" svg:width="4.9cm" svg:height="2.8cm" svg:x="22.4cm" svg:y="18cm">
          <draw:text-box>
            <text:p><text:span text:style-name="T1">GRUPO 09</text:span></text:p>
            <text:p><text:span text:style-name="T1"/></text:p>
            <text:p><text:span text:style-name="T2">Antonio Badillo</text:span></text:p>
            <text:p><text:span text:style-name="T2">Gabriel Manrique</text:span></text:p>
            <text:p><text:span text:style-name="T2">Mickel Arroz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3T10:52:37.404277043</meta:creation-date>
    <dc:date>2021-11-23T11:30:22.044069921</dc:date>
    <meta:editing-duration>PT7M25S</meta:editing-duration>
    <meta:editing-cycles>2</meta:editing-cycles>
    <meta:generator>LibreOffice/7.1.7.2$Linux_X86_64 LibreOffice_project/10$Build-2</meta:generator>
    <meta:document-statistic meta:object-count="2"/>
  </office:meta>
</office:document-meta>
</file>